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9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7" style:family="paragraph" style:parent-style-name="Table_20_Contents">
      <style:text-properties officeooo:rsid="0c13ff25" officeooo:paragraph-rsid="0c13ff25"/>
    </style:style>
    <style:style style:name="P18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9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3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bb2830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7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48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49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0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2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3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54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55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6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57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58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59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1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2" style:family="paragraph" style:parent-style-name="Standard">
      <style:text-properties style:font-name="Sans-serif" fo:font-weight="bold" officeooo:rsid="099c19a4" officeooo:paragraph-rsid="0d94baaa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4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5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67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8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69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0db8a43d" style:font-size-asian="8pt" style:font-weight-asian="bold" style:font-size-complex="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Sans-serif" fo:font-size="8pt" fo:font-weight="bold" officeooo:rsid="0db04326" officeooo:paragraph-rsid="0db04326" style:font-size-asian="8pt" style:font-weight-asian="bold" style:font-size-complex="8pt" style:font-weight-complex="bold"/>
    </style:style>
    <style:style style:name="P76" style:family="paragraph" style:parent-style-name="Standard">
      <style:text-properties officeooo:rsid="06d76c3a" officeooo:paragraph-rsid="0ab5e2b8"/>
    </style:style>
    <style:style style:name="P77" style:family="paragraph" style:parent-style-name="Standard">
      <style:text-properties officeooo:rsid="06d76c3a" officeooo:paragraph-rsid="0c9fa098"/>
    </style:style>
    <style:style style:name="P78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paragraph-rsid="0c13ff25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5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d78de36" style:font-weight-asian="bold" style:font-weight-complex="bold"/>
    </style:style>
    <style:style style:name="T6" style:family="text">
      <style:text-properties fo:font-weight="bold" officeooo:rsid="0d7978c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7a31ad" style:font-weight-asian="normal" style:font-weight-complex="normal"/>
    </style:style>
    <style:style style:name="T9" style:family="text">
      <style:text-properties fo:font-weight="normal" officeooo:rsid="027c085d" style:font-weight-asian="normal" style:font-weight-complex="normal"/>
    </style:style>
    <style:style style:name="T10" style:family="text">
      <style:text-properties fo:font-weight="normal" officeooo:rsid="0278b763" style:font-weight-asian="normal" style:font-weight-complex="normal"/>
    </style:style>
    <style:style style:name="T11" style:family="text">
      <style:text-properties fo:font-weight="normal" officeooo:rsid="02c417ad" style:font-weight-asian="normal" style:font-weight-complex="normal"/>
    </style:style>
    <style:style style:name="T12" style:family="text">
      <style:text-properties fo:font-weight="normal" officeooo:rsid="027a1814" style:font-weight-asian="normal" style:font-weight-complex="normal"/>
    </style:style>
    <style:style style:name="T13" style:family="text">
      <style:text-properties fo:font-weight="normal" officeooo:rsid="028c29cb" style:font-weight-asian="normal" style:font-weight-complex="normal"/>
    </style:style>
    <style:style style:name="T14" style:family="text">
      <style:text-properties fo:font-weight="normal" officeooo:rsid="0317d397" style:font-weight-asian="normal" style:font-weight-complex="normal"/>
    </style:style>
    <style:style style:name="T15" style:family="text">
      <style:text-properties fo:font-weight="normal" officeooo:rsid="03fa0180" style:font-weight-asian="normal" style:font-weight-complex="normal"/>
    </style:style>
    <style:style style:name="T16" style:family="text">
      <style:text-properties fo:font-weight="normal" officeooo:rsid="028a678f" style:font-weight-asian="normal" style:font-weight-complex="normal"/>
    </style:style>
    <style:style style:name="T17" style:family="text">
      <style:text-properties fo:font-weight="normal" officeooo:rsid="028aaa5c" style:font-weight-asian="normal" style:font-weight-complex="normal"/>
    </style:style>
    <style:style style:name="T18" style:family="text">
      <style:text-properties fo:font-weight="normal" officeooo:rsid="027dfbc3" style:font-weight-asian="normal" style:font-weight-complex="normal"/>
    </style:style>
    <style:style style:name="T19" style:family="text">
      <style:text-properties fo:font-weight="normal" officeooo:rsid="0280e20c" style:font-weight-asian="normal" style:font-weight-complex="normal"/>
    </style:style>
    <style:style style:name="T20" style:family="text">
      <style:text-properties fo:font-weight="normal" officeooo:rsid="05452289" style:font-weight-asian="normal" style:font-weight-complex="normal"/>
    </style:style>
    <style:style style:name="T21" style:family="text">
      <style:text-properties fo:font-weight="normal" officeooo:rsid="05486375" style:font-weight-asian="normal" style:font-weight-complex="normal"/>
    </style:style>
    <style:style style:name="T22" style:family="text">
      <style:text-properties fo:font-weight="normal" officeooo:rsid="0699c527" style:font-weight-asian="normal" style:font-weight-complex="normal"/>
    </style:style>
    <style:style style:name="T23" style:family="text">
      <style:text-properties fo:font-weight="normal" officeooo:rsid="069a0868" style:font-weight-asian="normal" style:font-weight-complex="normal"/>
    </style:style>
    <style:style style:name="T24" style:family="text">
      <style:text-properties fo:font-weight="normal" officeooo:rsid="06de3436" style:font-weight-asian="normal" style:font-weight-complex="normal"/>
    </style:style>
    <style:style style:name="T25" style:family="text">
      <style:text-properties fo:font-weight="normal" officeooo:rsid="06f66ded" style:font-weight-asian="normal" style:font-weight-complex="normal"/>
    </style:style>
    <style:style style:name="T26" style:family="text">
      <style:text-properties fo:font-weight="normal" officeooo:rsid="0707c051" style:font-weight-asian="normal" style:font-weight-complex="normal"/>
    </style:style>
    <style:style style:name="T27" style:family="text">
      <style:text-properties fo:font-weight="normal" officeooo:rsid="0733225e" style:font-weight-asian="normal" style:font-weight-complex="normal"/>
    </style:style>
    <style:style style:name="T28" style:family="text">
      <style:text-properties fo:font-weight="normal" officeooo:rsid="075aa9fe" style:font-weight-asian="normal" style:font-weight-complex="normal"/>
    </style:style>
    <style:style style:name="T29" style:family="text">
      <style:text-properties fo:font-weight="normal" officeooo:rsid="077070cb" style:font-weight-asian="normal" style:font-weight-complex="normal"/>
    </style:style>
    <style:style style:name="T30" style:family="text">
      <style:text-properties fo:font-weight="normal" officeooo:rsid="07fa9853" style:font-weight-asian="normal" style:font-weight-complex="normal"/>
    </style:style>
    <style:style style:name="T31" style:family="text">
      <style:text-properties fo:font-weight="normal" officeooo:rsid="07fceba0" style:font-weight-asian="normal" style:font-weight-complex="normal"/>
    </style:style>
    <style:style style:name="T32" style:family="text">
      <style:text-properties fo:font-weight="normal" officeooo:rsid="0824da02" style:font-weight-asian="normal" style:font-weight-complex="normal"/>
    </style:style>
    <style:style style:name="T33" style:family="text">
      <style:text-properties fo:font-weight="normal" officeooo:rsid="0953ec25" style:font-weight-asian="normal" style:font-weight-complex="normal"/>
    </style:style>
    <style:style style:name="T34" style:family="text">
      <style:text-properties fo:font-weight="normal" officeooo:rsid="0997e212" style:font-weight-asian="normal" style:font-weight-complex="normal"/>
    </style:style>
    <style:style style:name="T35" style:family="text">
      <style:text-properties fo:font-weight="normal" officeooo:rsid="099c19a4" style:font-weight-asian="normal" style:font-weight-complex="normal"/>
    </style:style>
    <style:style style:name="T36" style:family="text">
      <style:text-properties fo:font-weight="normal" officeooo:rsid="09cafdb9" style:font-weight-asian="normal" style:font-weight-complex="normal"/>
    </style:style>
    <style:style style:name="T37" style:family="text">
      <style:text-properties fo:font-weight="normal" officeooo:rsid="0aba5f19" style:font-weight-asian="normal" style:font-weight-complex="normal"/>
    </style:style>
    <style:style style:name="T38" style:family="text">
      <style:text-properties fo:font-weight="normal" officeooo:rsid="06d76c3a" style:font-weight-asian="normal" style:font-weight-complex="normal"/>
    </style:style>
    <style:style style:name="T39" style:family="text">
      <style:text-properties fo:font-weight="normal" officeooo:rsid="0abf804a" style:font-weight-asian="normal" style:font-weight-complex="normal"/>
    </style:style>
    <style:style style:name="T40" style:family="text">
      <style:text-properties fo:font-weight="normal" officeooo:rsid="0ade38ed" style:font-weight-asian="normal" style:font-weight-complex="normal"/>
    </style:style>
    <style:style style:name="T41" style:family="text">
      <style:text-properties fo:font-weight="normal" officeooo:rsid="0ae38167" style:font-weight-asian="normal" style:font-weight-complex="normal"/>
    </style:style>
    <style:style style:name="T42" style:family="text">
      <style:text-properties fo:font-weight="normal" officeooo:rsid="0ae42245" style:font-weight-asian="normal" style:font-weight-complex="normal"/>
    </style:style>
    <style:style style:name="T43" style:family="text">
      <style:text-properties fo:font-weight="normal" officeooo:rsid="0b4e566e" style:font-weight-asian="normal" style:font-weight-complex="normal"/>
    </style:style>
    <style:style style:name="T44" style:family="text">
      <style:text-properties fo:font-weight="normal" officeooo:rsid="078a4f7f" style:font-weight-asian="normal" style:font-weight-complex="normal"/>
    </style:style>
    <style:style style:name="T45" style:family="text">
      <style:text-properties fo:font-weight="normal" officeooo:rsid="09376041" style:font-weight-asian="normal" style:font-weight-complex="normal"/>
    </style:style>
    <style:style style:name="T46" style:family="text">
      <style:text-properties fo:font-weight="normal" officeooo:rsid="076cbfaa" style:font-weight-asian="normal" style:font-weight-complex="normal"/>
    </style:style>
    <style:style style:name="T47" style:family="text">
      <style:text-properties fo:font-weight="normal" officeooo:rsid="0771f9c5" style:font-weight-asian="normal" style:font-weight-complex="normal"/>
    </style:style>
    <style:style style:name="T48" style:family="text">
      <style:text-properties fo:font-weight="normal" officeooo:rsid="082aad2e" style:font-weight-asian="normal" style:font-weight-complex="normal"/>
    </style:style>
    <style:style style:name="T49" style:family="text">
      <style:text-properties fo:font-weight="normal" officeooo:rsid="0b51e14d" style:font-weight-asian="normal" style:font-weight-complex="normal"/>
    </style:style>
    <style:style style:name="T50" style:family="text">
      <style:text-properties fo:font-weight="normal" officeooo:rsid="0b50ebe3" style:font-weight-asian="normal" style:font-weight-complex="normal"/>
    </style:style>
    <style:style style:name="T51" style:family="text">
      <style:text-properties fo:font-weight="normal" officeooo:rsid="0b8a45cf" style:font-weight-asian="normal" style:font-weight-complex="normal"/>
    </style:style>
    <style:style style:name="T52" style:family="text">
      <style:text-properties fo:font-weight="normal" officeooo:rsid="0b8beb29" style:font-weight-asian="normal" style:font-weight-complex="normal"/>
    </style:style>
    <style:style style:name="T53" style:family="text">
      <style:text-properties fo:font-weight="normal" officeooo:rsid="0b8cd074" style:font-weight-asian="normal" style:font-weight-complex="normal"/>
    </style:style>
    <style:style style:name="T54" style:family="text">
      <style:text-properties fo:font-weight="normal" officeooo:rsid="0b8e806c" style:font-weight-asian="normal" style:font-weight-complex="normal"/>
    </style:style>
    <style:style style:name="T55" style:family="text">
      <style:text-properties fo:font-weight="normal" officeooo:rsid="0b8f9dca" style:font-weight-asian="normal" style:font-weight-complex="normal"/>
    </style:style>
    <style:style style:name="T56" style:family="text">
      <style:text-properties fo:font-weight="normal" officeooo:rsid="0b91232f" style:font-weight-asian="normal" style:font-weight-complex="normal"/>
    </style:style>
    <style:style style:name="T57" style:family="text">
      <style:text-properties fo:font-weight="normal" officeooo:rsid="0b931332" style:font-weight-asian="normal" style:font-weight-complex="normal"/>
    </style:style>
    <style:style style:name="T58" style:family="text">
      <style:text-properties fo:font-weight="normal" officeooo:rsid="0b9a03c2" style:font-weight-asian="normal" style:font-weight-complex="normal"/>
    </style:style>
    <style:style style:name="T59" style:family="text">
      <style:text-properties fo:font-weight="normal" officeooo:rsid="0b9b04cb" style:font-weight-asian="normal" style:font-weight-complex="normal"/>
    </style:style>
    <style:style style:name="T60" style:family="text">
      <style:text-properties fo:font-weight="normal" officeooo:rsid="0bc23b67" style:font-weight-asian="normal" style:font-weight-complex="normal"/>
    </style:style>
    <style:style style:name="T61" style:family="text">
      <style:text-properties fo:font-weight="normal" officeooo:rsid="0bd01819" style:font-weight-asian="normal" style:font-weight-complex="normal"/>
    </style:style>
    <style:style style:name="T62" style:family="text">
      <style:text-properties fo:font-weight="normal" officeooo:rsid="0bdf40ac" style:font-weight-asian="normal" style:font-weight-complex="normal"/>
    </style:style>
    <style:style style:name="T63" style:family="text">
      <style:text-properties fo:font-weight="normal" officeooo:rsid="0be5537d" style:font-weight-asian="normal" style:font-weight-complex="normal"/>
    </style:style>
    <style:style style:name="T64" style:family="text">
      <style:text-properties fo:font-weight="normal" officeooo:rsid="0be6da61" style:font-weight-asian="normal" style:font-weight-complex="normal"/>
    </style:style>
    <style:style style:name="T65" style:family="text">
      <style:text-properties fo:font-weight="normal" officeooo:rsid="098819c9" style:font-weight-asian="normal" style:font-weight-complex="normal"/>
    </style:style>
    <style:style style:name="T66" style:family="text">
      <style:text-properties fo:font-weight="normal" officeooo:rsid="08235ec5" style:font-weight-asian="normal" style:font-weight-complex="normal"/>
    </style:style>
    <style:style style:name="T67" style:family="text">
      <style:text-properties fo:font-weight="normal" officeooo:rsid="0be9f343" style:font-weight-asian="normal" style:font-weight-complex="normal"/>
    </style:style>
    <style:style style:name="T68" style:family="text">
      <style:text-properties fo:font-weight="normal" officeooo:rsid="0beb0271" style:font-weight-asian="normal" style:font-weight-complex="normal"/>
    </style:style>
    <style:style style:name="T69" style:family="text">
      <style:text-properties fo:font-weight="normal" officeooo:rsid="0bec1481" style:font-weight-asian="normal" style:font-weight-complex="normal"/>
    </style:style>
    <style:style style:name="T70" style:family="text">
      <style:text-properties fo:font-weight="normal" officeooo:rsid="0bec65be" style:font-weight-asian="normal" style:font-weight-complex="normal"/>
    </style:style>
    <style:style style:name="T71" style:family="text">
      <style:text-properties fo:font-weight="normal" officeooo:rsid="0bed82a4" style:font-weight-asian="normal" style:font-weight-complex="normal"/>
    </style:style>
    <style:style style:name="T72" style:family="text">
      <style:text-properties fo:font-weight="normal" officeooo:rsid="0c0a21c0" style:font-weight-asian="normal" style:font-weight-complex="normal"/>
    </style:style>
    <style:style style:name="T73" style:family="text">
      <style:text-properties fo:font-weight="normal" officeooo:rsid="0c0b8020" style:font-weight-asian="normal" style:font-weight-complex="normal"/>
    </style:style>
    <style:style style:name="T74" style:family="text">
      <style:text-properties fo:font-weight="normal" officeooo:rsid="0c0e8d81" style:font-weight-asian="normal" style:font-weight-complex="normal"/>
    </style:style>
    <style:style style:name="T75" style:family="text">
      <style:text-properties fo:font-weight="normal" officeooo:rsid="0c101487" style:font-weight-asian="normal" style:font-weight-complex="normal"/>
    </style:style>
    <style:style style:name="T76" style:family="text">
      <style:text-properties fo:font-weight="normal" officeooo:rsid="0c24bbcc" style:font-weight-asian="normal" style:font-weight-complex="normal"/>
    </style:style>
    <style:style style:name="T77" style:family="text">
      <style:text-properties fo:font-weight="normal" officeooo:rsid="0c250b37" style:font-weight-asian="normal" style:font-weight-complex="normal"/>
    </style:style>
    <style:style style:name="T78" style:family="text">
      <style:text-properties fo:font-weight="normal" officeooo:rsid="0c2816d0" style:font-weight-asian="normal" style:font-weight-complex="normal"/>
    </style:style>
    <style:style style:name="T79" style:family="text">
      <style:text-properties fo:font-weight="normal" officeooo:rsid="0c2b2a4e" style:font-weight-asian="normal" style:font-weight-complex="normal"/>
    </style:style>
    <style:style style:name="T80" style:family="text">
      <style:text-properties fo:font-weight="normal" officeooo:rsid="0c2e507e" style:font-weight-asian="normal" style:font-weight-complex="normal"/>
    </style:style>
    <style:style style:name="T81" style:family="text">
      <style:text-properties fo:font-weight="normal" officeooo:rsid="0c4beff9" style:font-weight-asian="normal" style:font-weight-complex="normal"/>
    </style:style>
    <style:style style:name="T82" style:family="text">
      <style:text-properties fo:font-weight="normal" officeooo:rsid="0c4cbfdf" style:font-weight-asian="normal" style:font-weight-complex="normal"/>
    </style:style>
    <style:style style:name="T83" style:family="text">
      <style:text-properties fo:font-weight="normal" officeooo:rsid="0c4e29e2" style:font-weight-asian="normal" style:font-weight-complex="normal"/>
    </style:style>
    <style:style style:name="T84" style:family="text">
      <style:text-properties fo:font-weight="normal" officeooo:rsid="0c4f07c7" style:font-weight-asian="normal" style:font-weight-complex="normal"/>
    </style:style>
    <style:style style:name="T85" style:family="text">
      <style:text-properties fo:font-weight="normal" officeooo:rsid="0c51f4f3" style:font-weight-asian="normal" style:font-weight-complex="normal"/>
    </style:style>
    <style:style style:name="T86" style:family="text">
      <style:text-properties fo:font-weight="normal" officeooo:rsid="0c5b8245" style:font-weight-asian="normal" style:font-weight-complex="normal"/>
    </style:style>
    <style:style style:name="T87" style:family="text">
      <style:text-properties fo:font-weight="normal" officeooo:rsid="0c69eaea" style:font-weight-asian="normal" style:font-weight-complex="normal"/>
    </style:style>
    <style:style style:name="T88" style:family="text">
      <style:text-properties fo:font-weight="normal" officeooo:rsid="0c6ab1e0" style:font-weight-asian="normal" style:font-weight-complex="normal"/>
    </style:style>
    <style:style style:name="T89" style:family="text">
      <style:text-properties fo:font-weight="normal" officeooo:rsid="0c7d7b21" style:font-weight-asian="normal" style:font-weight-complex="normal"/>
    </style:style>
    <style:style style:name="T90" style:family="text">
      <style:text-properties fo:font-weight="normal" officeooo:rsid="0c7e4450" style:font-weight-asian="normal" style:font-weight-complex="normal"/>
    </style:style>
    <style:style style:name="T91" style:family="text">
      <style:text-properties fo:font-weight="normal" officeooo:rsid="0c8bb460" style:font-weight-asian="normal" style:font-weight-complex="normal"/>
    </style:style>
    <style:style style:name="T92" style:family="text">
      <style:text-properties fo:font-weight="normal" officeooo:rsid="0c8c29bd" style:font-weight-asian="normal" style:font-weight-complex="normal"/>
    </style:style>
    <style:style style:name="T93" style:family="text">
      <style:text-properties fo:font-weight="normal" officeooo:rsid="0c8c29fb" style:font-weight-asian="normal" style:font-weight-complex="normal"/>
    </style:style>
    <style:style style:name="T94" style:family="text">
      <style:text-properties fo:font-weight="normal" officeooo:rsid="0c90a8d3" style:font-weight-asian="normal" style:font-weight-complex="normal"/>
    </style:style>
    <style:style style:name="T95" style:family="text">
      <style:text-properties fo:font-weight="normal" officeooo:rsid="0cbdea33" style:font-weight-asian="normal" style:font-weight-complex="normal"/>
    </style:style>
    <style:style style:name="T96" style:family="text">
      <style:text-properties fo:font-weight="normal" officeooo:rsid="0cbe83bf" style:font-weight-asian="normal" style:font-weight-complex="normal"/>
    </style:style>
    <style:style style:name="T97" style:family="text">
      <style:text-properties fo:font-weight="normal" officeooo:rsid="0cbe8fa9" style:font-weight-asian="normal" style:font-weight-complex="normal"/>
    </style:style>
    <style:style style:name="T98" style:family="text">
      <style:text-properties fo:font-weight="normal" officeooo:rsid="0cd501ec" style:font-weight-asian="normal" style:font-weight-complex="normal"/>
    </style:style>
    <style:style style:name="T99" style:family="text">
      <style:text-properties fo:font-weight="normal" officeooo:rsid="0cd700b9" style:font-weight-asian="normal" style:font-weight-complex="normal"/>
    </style:style>
    <style:style style:name="T100" style:family="text">
      <style:text-properties fo:font-weight="normal" officeooo:rsid="0cd8fd1d" style:font-weight-asian="normal" style:font-weight-complex="normal"/>
    </style:style>
    <style:style style:name="T101" style:family="text">
      <style:text-properties fo:font-weight="normal" officeooo:rsid="0cd91049" style:font-weight-asian="normal" style:font-weight-complex="normal"/>
    </style:style>
    <style:style style:name="T102" style:family="text">
      <style:text-properties fo:font-weight="normal" officeooo:rsid="0ce6b0f1" style:font-weight-asian="normal" style:font-weight-complex="normal"/>
    </style:style>
    <style:style style:name="T103" style:family="text">
      <style:text-properties fo:font-weight="normal" officeooo:rsid="0cea11a1" style:font-weight-asian="normal" style:font-weight-complex="normal"/>
    </style:style>
    <style:style style:name="T104" style:family="text">
      <style:text-properties fo:font-weight="normal" officeooo:rsid="0cf18aec" style:font-weight-asian="normal" style:font-weight-complex="normal"/>
    </style:style>
    <style:style style:name="T105" style:family="text">
      <style:text-properties fo:font-weight="normal" officeooo:rsid="0cf33a94" style:font-weight-asian="normal" style:font-weight-complex="normal"/>
    </style:style>
    <style:style style:name="T106" style:family="text">
      <style:text-properties fo:font-weight="normal" officeooo:rsid="0cf58151" style:font-weight-asian="normal" style:font-weight-complex="normal"/>
    </style:style>
    <style:style style:name="T107" style:family="text">
      <style:text-properties fo:font-weight="normal" officeooo:rsid="0cffda93" style:font-weight-asian="normal" style:font-weight-complex="normal"/>
    </style:style>
    <style:style style:name="T108" style:family="text">
      <style:text-properties fo:font-weight="normal" officeooo:rsid="0d001b55" style:font-weight-asian="normal" style:font-weight-complex="normal"/>
    </style:style>
    <style:style style:name="T109" style:family="text">
      <style:text-properties fo:font-weight="normal" officeooo:rsid="0d016f71" style:font-weight-asian="normal" style:font-weight-complex="normal"/>
    </style:style>
    <style:style style:name="T110" style:family="text">
      <style:text-properties fo:font-weight="normal" officeooo:rsid="0d0209d5" style:font-weight-asian="normal" style:font-weight-complex="normal"/>
    </style:style>
    <style:style style:name="T111" style:family="text">
      <style:text-properties fo:font-weight="normal" officeooo:rsid="0d02b9da" style:font-weight-asian="normal" style:font-weight-complex="normal"/>
    </style:style>
    <style:style style:name="T112" style:family="text">
      <style:text-properties fo:font-weight="normal" officeooo:rsid="0d02cda6" style:font-weight-asian="normal" style:font-weight-complex="normal"/>
    </style:style>
    <style:style style:name="T113" style:family="text">
      <style:text-properties fo:font-weight="normal" officeooo:rsid="0d08fd99" style:font-weight-asian="normal" style:font-weight-complex="normal"/>
    </style:style>
    <style:style style:name="T114" style:family="text">
      <style:text-properties fo:font-weight="normal" officeooo:rsid="0d0ae145" style:font-weight-asian="normal" style:font-weight-complex="normal"/>
    </style:style>
    <style:style style:name="T115" style:family="text">
      <style:text-properties fo:font-weight="normal" officeooo:rsid="0d0caeeb" style:font-weight-asian="normal" style:font-weight-complex="normal"/>
    </style:style>
    <style:style style:name="T116" style:family="text">
      <style:text-properties fo:font-weight="normal" officeooo:rsid="0d182812" style:font-weight-asian="normal" style:font-weight-complex="normal"/>
    </style:style>
    <style:style style:name="T117" style:family="text">
      <style:text-properties fo:font-weight="normal" officeooo:rsid="0d1a0d0d" style:font-weight-asian="normal" style:font-weight-complex="normal"/>
    </style:style>
    <style:style style:name="T118" style:family="text">
      <style:text-properties fo:font-weight="normal" officeooo:rsid="0d2a70b8" style:font-weight-asian="normal" style:font-weight-complex="normal"/>
    </style:style>
    <style:style style:name="T119" style:family="text">
      <style:text-properties fo:font-weight="normal" officeooo:rsid="0d30fb35" style:font-weight-asian="normal" style:font-weight-complex="normal"/>
    </style:style>
    <style:style style:name="T120" style:family="text">
      <style:text-properties fo:font-weight="normal" officeooo:rsid="0d31e4e8" style:font-weight-asian="normal" style:font-weight-complex="normal"/>
    </style:style>
    <style:style style:name="T121" style:family="text">
      <style:text-properties fo:font-weight="normal" officeooo:rsid="0d334f65" style:font-weight-asian="normal" style:font-weight-complex="normal"/>
    </style:style>
    <style:style style:name="T122" style:family="text">
      <style:text-properties fo:font-weight="normal" officeooo:rsid="0d3e8e7f" style:font-weight-asian="normal" style:font-weight-complex="normal"/>
    </style:style>
    <style:style style:name="T123" style:family="text">
      <style:text-properties fo:font-weight="normal" officeooo:rsid="0d41fb13" style:font-weight-asian="normal" style:font-weight-complex="normal"/>
    </style:style>
    <style:style style:name="T124" style:family="text">
      <style:text-properties fo:font-weight="normal" officeooo:rsid="0d446fdf" style:font-weight-asian="normal" style:font-weight-complex="normal"/>
    </style:style>
    <style:style style:name="T125" style:family="text">
      <style:text-properties fo:font-weight="normal" officeooo:rsid="0d4583f3" style:font-weight-asian="normal" style:font-weight-complex="normal"/>
    </style:style>
    <style:style style:name="T126" style:family="text">
      <style:text-properties fo:font-weight="normal" officeooo:rsid="0d470855" style:font-weight-asian="normal" style:font-weight-complex="normal"/>
    </style:style>
    <style:style style:name="T127" style:family="text">
      <style:text-properties fo:font-weight="normal" officeooo:rsid="0d4a38fd" style:font-weight-asian="normal" style:font-weight-complex="normal"/>
    </style:style>
    <style:style style:name="T128" style:family="text">
      <style:text-properties fo:font-weight="normal" officeooo:rsid="0d4dca26" style:font-weight-asian="normal" style:font-weight-complex="normal"/>
    </style:style>
    <style:style style:name="T129" style:family="text">
      <style:text-properties fo:font-weight="normal" officeooo:rsid="0d4f161d" style:font-weight-asian="normal" style:font-weight-complex="normal"/>
    </style:style>
    <style:style style:name="T130" style:family="text">
      <style:text-properties fo:font-weight="normal" officeooo:rsid="0d4fe65a" style:font-weight-asian="normal" style:font-weight-complex="normal"/>
    </style:style>
    <style:style style:name="T131" style:family="text">
      <style:text-properties fo:font-weight="normal" officeooo:rsid="0d581406" style:font-weight-asian="normal" style:font-weight-complex="normal"/>
    </style:style>
    <style:style style:name="T132" style:family="text">
      <style:text-properties fo:font-weight="normal" officeooo:rsid="0d5a13d6" style:font-weight-asian="normal" style:font-weight-complex="normal"/>
    </style:style>
    <style:style style:name="T133" style:family="text">
      <style:text-properties fo:font-weight="normal" officeooo:rsid="0d5ca8db" style:font-weight-asian="normal" style:font-weight-complex="normal"/>
    </style:style>
    <style:style style:name="T134" style:family="text">
      <style:text-properties fo:font-weight="normal" officeooo:rsid="0d60c13f" style:font-weight-asian="normal" style:font-weight-complex="normal"/>
    </style:style>
    <style:style style:name="T135" style:family="text">
      <style:text-properties fo:font-weight="normal" officeooo:rsid="0d61f811" style:font-weight-asian="normal" style:font-weight-complex="normal"/>
    </style:style>
    <style:style style:name="T136" style:family="text">
      <style:text-properties fo:font-weight="normal" officeooo:rsid="0d62285b" style:font-weight-asian="normal" style:font-weight-complex="normal"/>
    </style:style>
    <style:style style:name="T137" style:family="text">
      <style:text-properties fo:font-weight="normal" officeooo:rsid="0d76e77d" style:font-weight-asian="normal" style:font-weight-complex="normal"/>
    </style:style>
    <style:style style:name="T138" style:family="text">
      <style:text-properties fo:font-weight="normal" officeooo:rsid="0d7fcdca" style:font-weight-asian="normal" style:font-weight-complex="normal"/>
    </style:style>
    <style:style style:name="T139" style:family="text">
      <style:text-properties fo:font-weight="normal" officeooo:rsid="0d8543fe" style:font-weight-asian="normal" style:font-weight-complex="normal"/>
    </style:style>
    <style:style style:name="T140" style:family="text">
      <style:text-properties fo:font-weight="normal" officeooo:rsid="0d8665af" style:font-weight-asian="normal" style:font-weight-complex="normal"/>
    </style:style>
    <style:style style:name="T141" style:family="text">
      <style:text-properties fo:font-weight="normal" officeooo:rsid="0d9171ab" style:font-weight-asian="normal" style:font-weight-complex="normal"/>
    </style:style>
    <style:style style:name="T142" style:family="text">
      <style:text-properties fo:font-weight="normal" officeooo:rsid="0d954d2a" style:font-weight-asian="normal" style:font-weight-complex="normal"/>
    </style:style>
    <style:style style:name="T143" style:family="text">
      <style:text-properties fo:font-weight="normal" officeooo:rsid="0d965652" style:font-weight-asian="normal" style:font-weight-complex="normal"/>
    </style:style>
    <style:style style:name="T1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fo:font-style="normal" officeooo:rsid="022da1e3" style:font-style-asian="normal" style:font-style-complex="normal"/>
    </style:style>
    <style:style style:name="T148" style:family="text">
      <style:text-properties fo:font-style="normal" officeooo:rsid="027a31ad" style:font-style-asian="normal" style:font-style-complex="normal"/>
    </style:style>
    <style:style style:name="T149" style:family="text">
      <style:text-properties fo:font-style="normal" officeooo:rsid="027b4658" style:font-style-asian="normal" style:font-style-complex="normal"/>
    </style:style>
    <style:style style:name="T150" style:family="text">
      <style:text-properties fo:font-style="normal" officeooo:rsid="0278b763" style:font-style-asian="normal" style:font-style-complex="normal"/>
    </style:style>
    <style:style style:name="T151" style:family="text">
      <style:text-properties fo:font-style="normal" officeooo:rsid="0291b3ef" style:font-style-asian="normal" style:font-style-complex="normal"/>
    </style:style>
    <style:style style:name="T152" style:family="text">
      <style:text-properties fo:font-style="normal" officeooo:rsid="028b168c" style:font-style-asian="normal" style:font-style-complex="normal"/>
    </style:style>
    <style:style style:name="T153" style:family="text">
      <style:text-properties fo:font-style="normal" officeooo:rsid="06a0b570" style:font-style-asian="normal" style:font-style-complex="normal"/>
    </style:style>
    <style:style style:name="T154" style:family="text">
      <style:text-properties fo:font-style="normal" officeooo:rsid="06a0cdc4" style:font-style-asian="normal" style:font-style-complex="normal"/>
    </style:style>
    <style:style style:name="T155" style:family="text">
      <style:text-properties fo:font-style="normal" officeooo:rsid="06a10196" style:font-style-asian="normal" style:font-style-complex="normal"/>
    </style:style>
    <style:style style:name="T156" style:family="text">
      <style:text-properties fo:font-style="normal" officeooo:rsid="0b5a5c7f" style:font-style-asian="normal" style:font-style-complex="normal"/>
    </style:style>
    <style:style style:name="T1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db6ea67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db8a43d" style:font-style-asian="normal" style:font-weight-asian="normal" style:font-style-complex="normal" style:font-weight-complex="normal"/>
    </style:style>
    <style:style style:name="T219" style:family="text">
      <style:text-properties officeooo:rsid="06d76c3a"/>
    </style:style>
    <style:style style:name="T220" style:family="text">
      <style:text-properties style:font-name="Sans-serif"/>
    </style:style>
    <style:style style:name="T221" style:family="text">
      <style:text-properties style:font-name="Sans-serif" fo:font-weight="normal" style:font-weight-asian="normal" style:font-weight-complex="normal"/>
    </style:style>
    <style:style style:name="T222" style:family="text">
      <style:text-properties style:font-name="Sans-serif" fo:font-weight="normal" officeooo:rsid="077070cb" style:font-weight-asian="normal" style:font-weight-complex="normal"/>
    </style:style>
    <style:style style:name="T223" style:family="text">
      <style:text-properties style:font-name="Sans-serif" fo:font-weight="normal" officeooo:rsid="0771f9c5" style:font-weight-asian="normal" style:font-weight-complex="normal"/>
    </style:style>
    <style:style style:name="T224" style:family="text">
      <style:text-properties style:font-name="Sans-serif" fo:font-weight="normal" officeooo:rsid="085bc3a8" style:font-weight-asian="normal" style:font-weight-complex="normal"/>
    </style:style>
    <style:style style:name="T225" style:family="text">
      <style:text-properties style:font-name="Sans-serif" fo:font-weight="normal" officeooo:rsid="076cbfaa" style:font-weight-asian="normal" style:font-weight-complex="normal"/>
    </style:style>
    <style:style style:name="T226" style:family="text">
      <style:text-properties style:font-name="Sans-serif" fo:font-weight="normal" officeooo:rsid="0782aa9e" style:font-weight-asian="normal" style:font-weight-complex="normal"/>
    </style:style>
    <style:style style:name="T227" style:family="text">
      <style:text-properties style:font-name="Sans-serif" fo:font-weight="normal" officeooo:rsid="08238c6e" style:font-weight-asian="normal" style:font-weight-complex="normal"/>
    </style:style>
    <style:style style:name="T228" style:family="text">
      <style:text-properties style:font-name="Sans-serif" fo:font-weight="normal" officeooo:rsid="085da823" style:font-weight-asian="normal" style:font-weight-complex="normal"/>
    </style:style>
    <style:style style:name="T229" style:family="text">
      <style:text-properties style:font-name="Sans-serif" fo:font-weight="normal" officeooo:rsid="0ab0d59d" style:font-weight-asian="normal" style:font-weight-complex="normal"/>
    </style:style>
    <style:style style:name="T230" style:family="text">
      <style:text-properties style:font-name="Sans-serif" fo:font-weight="normal" officeooo:rsid="0b6a5b4c" style:font-weight-asian="normal" style:font-weight-complex="normal"/>
    </style:style>
    <style:style style:name="T231" style:family="text">
      <style:text-properties style:font-name="Sans-serif" fo:font-weight="normal" officeooo:rsid="0b7c9f43" style:font-weight-asian="normal" style:font-weight-complex="normal"/>
    </style:style>
    <style:style style:name="T232" style:family="text">
      <style:text-properties style:font-name="Sans-serif" fo:font-weight="normal" officeooo:rsid="0c369723" style:font-weight-asian="normal" style:font-weight-complex="normal"/>
    </style:style>
    <style:style style:name="T233" style:family="text">
      <style:text-properties style:font-name="Sans-serif" fo:font-weight="normal" officeooo:rsid="0c3cf076" style:font-weight-asian="normal" style:font-weight-complex="normal"/>
    </style:style>
    <style:style style:name="T234" style:family="text">
      <style:text-properties style:font-name="Sans-serif" fo:font-weight="normal" officeooo:rsid="0c3ee0cd" style:font-weight-asian="normal" style:font-weight-complex="normal"/>
    </style:style>
    <style:style style:name="T235" style:family="text">
      <style:text-properties style:font-name="Sans-serif" fo:font-weight="normal" officeooo:rsid="0c492c3e" style:font-weight-asian="normal" style:font-weight-complex="normal"/>
    </style:style>
    <style:style style:name="T236" style:family="text">
      <style:text-properties style:font-name="Sans-serif" fo:font-weight="normal" officeooo:rsid="0c4b18da" style:font-weight-asian="normal" style:font-weight-complex="normal"/>
    </style:style>
    <style:style style:name="T237" style:family="text">
      <style:text-properties style:font-name="Sans-serif" fo:font-weight="normal" officeooo:rsid="0cc59636" style:font-weight-asian="normal" style:font-weight-complex="normal"/>
    </style:style>
    <style:style style:name="T238" style:family="text">
      <style:text-properties style:font-name="Sans-serif" fo:font-weight="bold" style:font-weight-asian="bold" style:font-weight-complex="bold"/>
    </style:style>
    <style:style style:name="T239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40" style:family="text">
      <style:text-properties style:font-name="Sans-serif" officeooo:rsid="0b5ba80f"/>
    </style:style>
    <style:style style:name="T241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242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43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44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45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46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47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48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49" style:family="text">
      <style:text-properties fo:font-size="9pt" fo:font-weight="normal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06" style:family="text">
      <style:text-properties fo:font-size="9pt" style:font-size-asian="9pt" style:font-size-complex="9pt"/>
    </style:style>
    <style:style style:name="T307" style:family="text">
      <style:text-properties fo:font-size="9pt" officeooo:rsid="0954d4dc" style:font-size-asian="9pt" style:font-size-complex="9pt"/>
    </style:style>
    <style:style style:name="T30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cb36b21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d6be1b9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d757a5a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d8c3865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d8f47dc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d901eda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d90afdc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d90f06e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style:font-size-asian="9pt" style:font-style-asian="normal" style:font-size-complex="9pt" style:font-style-complex="normal"/>
    </style:style>
    <style:style style:name="T404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05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06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0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0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09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10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11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12" style:family="text">
      <style:text-properties fo:font-size="9pt" fo:font-style="normal" officeooo:rsid="0c85667e" style:font-size-asian="9pt" style:font-style-asian="normal" style:font-size-complex="9pt" style:font-style-complex="normal"/>
    </style:style>
    <style:style style:name="T413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14" style:family="text">
      <style:text-properties fo:font-size="9pt" fo:font-style="normal" officeooo:rsid="0d1ec716" style:font-size-asian="9pt" style:font-style-asian="normal" style:font-size-complex="9pt" style:font-style-complex="normal"/>
    </style:style>
    <style:style style:name="T415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16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22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23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style:text-underline-style="none" fo:font-weight="normal" officeooo:rsid="0d94baaa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style:text-underline-style="none" fo:font-weight="normal" officeooo:rsid="0d989636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style:text-underline-style="none" fo:font-weight="normal" officeooo:rsid="0da91c1a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style:text-underline-style="none" fo:font-weight="normal" officeooo:rsid="0daa5d84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style:text-underline-style="none" fo:font-weight="normal" officeooo:rsid="0daacec1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style:text-underline-style="none" fo:font-weight="normal" officeooo:rsid="0dacbf7b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440" style:family="text">
      <style:text-properties fo:font-size="9pt" fo:font-style="normal" style:text-underline-style="none" officeooo:rsid="0716bceb" style:font-size-asian="9pt" style:font-style-asian="normal" style:font-size-complex="9pt" style:font-style-complex="normal"/>
    </style:style>
    <style:style style:name="T441" style:family="text">
      <style:text-properties fo:font-size="9pt" fo:font-style="normal" style:text-underline-style="none" officeooo:rsid="0da47e28" style:font-size-asian="9pt" style:font-style-asian="normal" style:font-size-complex="9pt" style:font-style-complex="normal"/>
    </style:style>
    <style:style style:name="T442" style:family="text">
      <style:text-properties fo:font-size="9pt" fo:font-style="normal" style:text-underline-style="none" officeooo:rsid="0da60ceb" style:font-size-asian="9pt" style:font-style-asian="normal" style:font-size-complex="9pt" style:font-style-complex="normal"/>
    </style:style>
    <style:style style:name="T443" style:family="text">
      <style:text-properties fo:font-size="9pt" fo:font-style="normal" style:text-underline-style="none" officeooo:rsid="0da6d8ee" style:font-size-asian="9pt" style:font-style-asian="normal" style:font-size-complex="9pt" style:font-style-complex="normal"/>
    </style:style>
    <style:style style:name="T444" style:family="text">
      <style:text-properties fo:font-size="9pt" fo:font-style="normal" style:text-underline-style="none" officeooo:rsid="0da84a13" style:font-size-asian="9pt" style:font-style-asian="normal" style:font-size-complex="9pt" style:font-style-complex="normal"/>
    </style:style>
    <style:style style:name="T445" style:family="text">
      <style:text-properties fo:font-size="9pt" fo:font-style="normal" style:text-underline-style="none" officeooo:rsid="0da91c1a" style:font-size-asian="9pt" style:font-style-asian="normal" style:font-size-complex="9pt" style:font-style-complex="normal"/>
    </style:style>
    <style:style style:name="T44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4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48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449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50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51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52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53" style:family="text">
      <style:text-properties officeooo:rsid="070693ee"/>
    </style:style>
    <style:style style:name="T4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5" style:family="text">
      <style:text-properties style:text-underline-style="solid" style:text-underline-width="auto" style:text-underline-color="font-color" fo:font-weight="normal" officeooo:rsid="0cbe8fa9" style:font-weight-asian="normal" style:font-weight-complex="normal"/>
    </style:style>
    <style:style style:name="T456" style:family="text">
      <style:text-properties style:text-underline-style="solid" style:text-underline-width="auto" style:text-underline-color="font-color" fo:font-weight="normal" officeooo:rsid="0d46892e" style:font-weight-asian="normal" style:font-weight-complex="normal"/>
    </style:style>
    <style:style style:name="T457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58" style:family="text">
      <style:text-properties officeooo:rsid="0b398af2"/>
    </style:style>
    <style:style style:name="T459" style:family="text">
      <style:text-properties style:text-underline-style="none" fo:font-weight="normal" style:font-weight-asian="normal" style:font-weight-complex="normal"/>
    </style:style>
    <style:style style:name="T460" style:family="text">
      <style:text-properties style:text-underline-style="none" fo:font-weight="normal" officeooo:rsid="0b9e39c7" style:font-weight-asian="normal" style:font-weight-complex="normal"/>
    </style:style>
    <style:style style:name="T461" style:family="text">
      <style:text-properties style:text-underline-style="none" fo:font-weight="normal" officeooo:rsid="0ba0030d" style:font-weight-asian="normal" style:font-weight-complex="normal"/>
    </style:style>
    <style:style style:name="T462" style:family="text">
      <style:text-properties style:text-underline-style="none" fo:font-weight="normal" officeooo:rsid="0ba3f5ac" style:font-weight-asian="normal" style:font-weight-complex="normal"/>
    </style:style>
    <style:style style:name="T463" style:family="text">
      <style:text-properties style:text-underline-style="none" fo:font-weight="normal" officeooo:rsid="0ba570a0" style:font-weight-asian="normal" style:font-weight-complex="normal"/>
    </style:style>
    <style:style style:name="T464" style:family="text">
      <style:text-properties style:text-underline-style="none" fo:font-weight="normal" officeooo:rsid="0ba816f6" style:font-weight-asian="normal" style:font-weight-complex="normal"/>
    </style:style>
    <style:style style:name="T465" style:family="text">
      <style:text-properties style:text-underline-style="none" fo:font-weight="normal" officeooo:rsid="0ba82d9a" style:font-weight-asian="normal" style:font-weight-complex="normal"/>
    </style:style>
    <style:style style:name="T466" style:family="text">
      <style:text-properties style:text-underline-style="none" fo:font-weight="normal" officeooo:rsid="0ba954c3" style:font-weight-asian="normal" style:font-weight-complex="normal"/>
    </style:style>
    <style:style style:name="T467" style:family="text">
      <style:text-properties style:text-underline-style="none" fo:font-weight="normal" officeooo:rsid="0bcab967" style:font-weight-asian="normal" style:font-weight-complex="normal"/>
    </style:style>
    <style:style style:name="T468" style:family="text">
      <style:text-properties style:text-underline-style="none" fo:font-weight="normal" officeooo:rsid="0bcbf775" style:font-weight-asian="normal" style:font-weight-complex="normal"/>
    </style:style>
    <style:style style:name="T469" style:family="text">
      <style:text-properties style:text-underline-style="none" fo:font-weight="normal" officeooo:rsid="0bceaf70" style:font-weight-asian="normal" style:font-weight-complex="normal"/>
    </style:style>
    <style:style style:name="T470" style:family="text">
      <style:text-properties style:text-underline-style="none" fo:font-weight="normal" officeooo:rsid="0bf63874" style:font-weight-asian="normal" style:font-weight-complex="normal"/>
    </style:style>
    <style:style style:name="T471" style:family="text">
      <style:text-properties style:text-underline-style="none" fo:font-weight="normal" officeooo:rsid="0c0ce766" style:font-weight-asian="normal" style:font-weight-complex="normal"/>
    </style:style>
    <style:style style:name="T472" style:family="text">
      <style:text-properties style:text-underline-style="none" fo:font-weight="normal" officeooo:rsid="0c5378d7" style:font-weight-asian="normal" style:font-weight-complex="normal"/>
    </style:style>
    <style:style style:name="T473" style:family="text">
      <style:text-properties style:text-underline-style="none" fo:font-weight="normal" officeooo:rsid="0ca983be" style:font-weight-asian="normal" style:font-weight-complex="normal"/>
    </style:style>
    <style:style style:name="T474" style:family="text">
      <style:text-properties style:text-underline-style="none" fo:font-weight="normal" officeooo:rsid="0cbe8fa9" style:font-weight-asian="normal" style:font-weight-complex="normal"/>
    </style:style>
    <style:style style:name="T475" style:family="text">
      <style:text-properties style:text-underline-style="none" fo:font-weight="normal" officeooo:rsid="0d46892e" style:font-weight-asian="normal" style:font-weight-complex="normal"/>
    </style:style>
    <style:style style:name="T476" style:family="text">
      <style:text-properties style:text-underline-style="none" fo:font-weight="normal" officeooo:rsid="0d475d5a" style:font-weight-asian="normal" style:font-weight-complex="normal"/>
    </style:style>
    <style:style style:name="T477" style:family="text">
      <style:text-properties style:text-underline-style="none" fo:font-weight="normal" officeooo:rsid="0d4fe65a" style:font-weight-asian="normal" style:font-weight-complex="normal"/>
    </style:style>
    <style:style style:name="T478" style:family="text">
      <style:text-properties style:text-underline-style="none" fo:font-weight="normal" officeooo:rsid="0d823870" style:font-weight-asian="normal" style:font-weight-complex="normal"/>
    </style:style>
    <style:style style:name="T479" style:family="text">
      <style:text-properties style:text-underline-style="none" fo:font-weight="normal" officeooo:rsid="0d824a9b" style:font-weight-asian="normal" style:font-weight-complex="normal"/>
    </style:style>
    <style:style style:name="T480" style:family="text">
      <style:text-properties officeooo:rsid="077070cb"/>
    </style:style>
    <style:style style:name="T481" style:family="text">
      <style:text-properties officeooo:rsid="0be9f343"/>
    </style:style>
    <style:style style:name="T482" style:family="text">
      <style:text-properties officeooo:rsid="0bf811da"/>
    </style:style>
    <style:style style:name="T483" style:family="text">
      <style:text-properties officeooo:rsid="0c220aa3"/>
    </style:style>
    <style:style style:name="T484" style:family="text">
      <style:text-properties officeooo:rsid="0c24bbcc"/>
    </style:style>
    <style:style style:name="T485" style:family="text">
      <style:text-properties officeooo:rsid="0c392564"/>
    </style:style>
    <style:style style:name="T486" style:family="text">
      <style:text-properties officeooo:rsid="0c51d3fd"/>
    </style:style>
    <style:style style:name="T487" style:family="text">
      <style:text-properties officeooo:rsid="0c939820"/>
    </style:style>
    <style:style style:name="T488" style:family="text">
      <style:text-properties officeooo:rsid="0ca84e65"/>
    </style:style>
    <style:style style:name="T489" style:family="text">
      <style:text-properties officeooo:rsid="0d8ab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240">F</text:span><text:span text:style-name="T220">iction first – </text:span><text:span text:style-name="T221">This game is designed to tell an </text:span><text:span text:style-name="T236">exciting</text:span><text:span text:style-name="T221"> story, not </text:span><text:span text:style-name="T235">realistically</text:span><text:span text:style-name="T221"> simulate a </text:span><text:span text:style-name="T237">scenario</text:span><text:span text:style-name="T221">. The rules are infinitely looser than most RPGs, with “holes” you could drive a </text:span><text:span text:style-name="T232">starship </text:span><text:span text:style-name="T221">through. </text:span><text:span text:style-name="T233">This is intentional, to give you freedom to tell </text:span><text:span text:style-name="T234">a badass story</text:span><text:span text:style-name="T233">. Leave the simulation to other games.</text:span></text:p>
      <text:p text:style-name="P76"><text:span text:style-name="T238"/></text:p>
      <text:p text:style-name="P77"><text:span text:style-name="T238">Moves –</text:span><text:span text:style-name="T221"> </text:span><text:span text:style-name="T230">A move is a</text:span><text:span text:style-name="T231">n action</text:span><text:span text:style-name="T229"> you </text:span><text:span text:style-name="T231">take </text:span><text:span text:style-name="T239">either as a player or a character</text:span><text:span text:style-name="T242"> </text:span><text:span text:style-name="T247">during the course of</text:span><text:span text:style-name="T242"> playing this game. </text:span><text:span text:style-name="T246">Usually a move has an in-game effect; sometimes it has activation conditions or costs.</text:span></text:p>
      <text:p text:style-name="P77"><text:span text:style-name="T242"/></text:p>
      <text:p text:style-name="P77"><text:span text:style-name="T243">Meta moves, like this one, tell you about the game itself. </text:span><text:span text:style-name="T244">It strains the </text:span><text:span text:style-name="T245">definition, </text:span><text:span text:style-name="T248">but it’s organizationally convenient</text:span><text:span text:style-name="T244">, </text:span><text:span text:style-name="T248">so</text:span><text:span text:style-name="T244"> don’t worry about it </text:span><text:span text:style-name="T248">much.</text:span></text:p>
      <text:p text:style-name="P52"><text:span text:style-name="T37"/></text:p>
      <text:p text:style-name="P55">Make a move – <text:span text:style-name="T58">You </text:span><text:span text:style-name="T59">make</text:span><text:span text:style-name="T58"> a move </text:span><text:span text:style-name="T460">any time you do something described by a move. </text:span><text:span text:style-name="T473">You may be forced to make a move by its activation criteria </text:span><text:span text:style-name="T478">or some other move</text:span><text:span text:style-name="T473">.</text:span><text:span text:style-name="T460"> </text:span><text:span text:style-name="T473">In either case, y</text:span><text:span text:style-name="T463">ou then resolve the outcome </text:span><text:span text:style-name="T479">for a move </text:span><text:span text:style-name="T463">using the rules </text:span><text:span text:style-name="T470">for that </text:span><text:span text:style-name="T463">move.</text:span></text:p>
      <text:p text:style-name="P55"><text:span text:style-name="T460"/></text:p>
      <text:p text:style-name="P56"><text:span text:style-name="T461">If there’s no move that </text:span><text:span text:style-name="T466">at least kinda</text:span><text:span text:style-name="T461"> describes what you’re doing, </text:span><text:span text:style-name="T462">or there is but you haven’t got it</text:span><text:span text:style-name="T461">, you can’t do that thing. </text:span><text:span text:style-name="T467">Limitations </text:span><text:span text:style-name="T468">define us.</text:span></text:p>
      <text:p text:style-name="P56"><text:span text:style-name="T461"/></text:p>
      <text:p text:style-name="P56"><text:span text:style-name="T464">I</text:span><text:span text:style-name="T462">f the move’s description says that some conditions have to be true to make the move, </text:span><text:span text:style-name="T464">but those conditions aren’t true (and you can’t make them true)</text:span><text:span text:style-name="T462">, you can’t make the move. </text:span><text:span text:style-name="T465">Same if it says there’s a cost that you can’t or won’t </text:span><text:span text:style-name="T469">pay</text:span><text:span text:style-name="T465">.</text:span></text:p>
      <text:p text:style-name="P1"/>
      <text:p text:style-name="P64">Chain moves – <text:span text:style-name="T7">Sometimes a move </text:span><text:span text:style-name="T60">(parent)</text:span><text:span text:style-name="T7"> says that it applies when you’re making a different move </text:span><text:span text:style-name="T60">(child)</text:span><text:span text:style-name="T7"> </text:span><text:span text:style-name="T200">or that you should make another move (child) as a </text:span><text:span text:style-name="T202">part</text:span><text:span text:style-name="T200"> of </text:span><text:span text:style-name="T203">the parent</text:span><text:span text:style-name="T200">. Unless otherwise stated, you’re </text:span><text:span text:style-name="T204">making both moves: </text:span><text:span text:style-name="T200">first the parent and then the child. </text:span><text:span text:style-name="T206">Everything</text:span><text:span text:style-name="T200"> </text:span><text:span text:style-name="T205">related to the </text:span><text:span text:style-name="T200">child appl</text:span><text:span text:style-name="T207">ies</text:span><text:span text:style-name="T200"> </text:span><text:span text:style-name="T201">normally</text:span><text:span text:style-name="T200">, unless the parent move says </text:span><text:span text:style-name="T208">otherwise</text:span><text:span text:style-name="T200">.</text:span></text:p>
      <text:p text:style-name="P1"/>
      <text:h text:style-name="P20" text:outline-level="2"><text:span text:style-name="T147">Respect our limits</text:span><text:span text:style-name="T161"> – This game </text:span><text:span text:style-name="T171">is </text:span><text:span text:style-name="T170">for everyone at the table</text:span><text:span text:style-name="T161">. If somebody </text:span><text:span text:style-name="T162">needs to </text:span><text:span text:style-name="T145">state a limit</text:span><text:span text:style-name="T161">, immediately cut away or fade to black from whatever is upsetting them. Talk as a table about how to continue the story while </text:span><text:span text:style-name="T179">embracing</text:span><text:span text:style-name="T161"> the limit.</text:span></text:h>
      <text:list xml:id="list2366394955" text:style-name="L1">
        <text:list-header>
          <text:h text:style-name="P21" text:outline-level="2"/>
          <text:h text:style-name="P21" text:outline-level="2"><text:span text:style-name="T146">State a limit – </text:span><text:span text:style-name="T157">This is a game to have fun. If some theme, activity, or imagery of the story is ruining your fun, speak up. </text:span><text:span text:style-name="T158">You don’t have to explain why, you only have to </text:span><text:span text:style-name="T159">indicate </text:span><text:span text:style-name="T158">what.</text:span></text:h>
        </text:list-header>
      </text:list>
      <text:h text:style-name="P26" text:outline-level="2"/>
      <text:h text:style-name="P22" text:outline-level="2"><text:span text:style-name="T146">Think </text:span><text:span text:style-name="T156">for the camera</text:span><text:span text:style-name="T146"> – </text:span><text:span text:style-name="T157">This game works better when </text:span><text:span text:style-name="T197">we</text:span><text:span text:style-name="T157"> think like </text:span><text:span text:style-name="T199">we’re</text:span><text:span text:style-name="T191"> </text:span><text:span text:style-name="T157">directing a </text:span><text:span text:style-name="T169">tv series more</text:span><text:span text:style-name="T157"> than writing a novel. Focus on what </text:span><text:span text:style-name="T197">we</text:span><text:span text:style-name="T191"> </text:span><text:span text:style-name="T157">can perceive with </text:span><text:span text:style-name="T192">ou</text:span><text:span text:style-name="T193">r</text:span><text:span text:style-name="T192"> </text:span><text:span text:style-name="T157">(supernatural?) senses </text:span><text:span text:style-name="T167">here in the moment.</text:span></text:h>
      <text:h text:style-name="P31" text:outline-level="2"/>
      <text:h text:style-name="P23" text:outline-level="2"><text:span text:style-name="T146">Invent fiction</text:span><text:span text:style-name="T157"> – </text:span><text:span text:style-name="T172">This game shines when you s</text:span><text:span text:style-name="T157">peak up </text:span><text:span text:style-name="T172">to </text:span><text:span text:style-name="T181">refine, </text:span><text:span text:style-name="T188">improve,</text:span><text:span text:style-name="T180"> or </text:span><text:span text:style-name="T187">augment</text:span><text:span text:style-name="T180"> </text:span><text:span text:style-name="T182">the </text:span><text:span text:style-name="T185">scenario</text:span><text:span text:style-name="T157">. </text:span><text:span text:style-name="T183">It needs to make sense, and t</text:span><text:span text:style-name="T178">he </text:span><text:span text:style-name="T189">GM</text:span><text:span text:style-name="T178"> has final veto, but the </text:span><text:span text:style-name="T184">only firm rule</text:span><text:span text:style-name="T178"> is: </text:span><text:span text:style-name="T160">don’t contradict anything already established. </text:span><text:span text:style-name="T148">Use this to set up </text:span><text:span text:style-name="T155">a</text:span><text:span text:style-name="T148"> move </text:span><text:span text:style-name="T209">or</text:span><text:span text:style-name="T148"> </text:span><text:span text:style-name="T149">just </text:span><text:span text:style-name="T154">to </text:span><text:span text:style-name="T148">make </text:span><text:span text:style-name="T153">shit</text:span><text:span text:style-name="T148"> cooler.</text:span></text:h>
      <text:h text:style-name="P27" text:outline-level="2"/>
      <text:h text:style-name="P32" text:outline-level="2"><text:span text:style-name="T163">Ex.</text:span><text:span text:style-name="T8"> </text:span><text:span text:style-name="T9">T</text:span><text:span text:style-name="T10">he</text:span><text:span text:style-name="T40">y’re </text:span><text:span text:style-name="T10">wearing </text:span><text:span text:style-name="T11">my</text:span><text:span text:style-name="T10"> favorite </text:span><text:span text:style-name="T12">designer. </text:span><text:span text:style-name="T17">My</text:span><text:span text:style-name="T18"> </text:span><text:span text:style-name="T39">fur</text:span><text:span text:style-name="T18"> is </text:span><text:span text:style-name="T23">saturated violet</text:span><text:span text:style-name="T19">. </text:span><text:span text:style-name="T22">Lucky </text:span><text:span text:style-name="T13">I’ve always got my boot knife.</text:span><text:span text:style-name="T12"> </text:span><text:span text:style-name="T8">Maybe the </text:span><text:span text:style-name="T14">roof</text:span><text:span text:style-name="T8"> collapsed in one corner. </text:span><text:span text:style-name="T9">It’s a huge gun, </text:span><text:span text:style-name="T15">just</text:span><text:span text:style-name="T9"> a fucking giant revolver with shells like Vienna sausages</text:span><text:span text:style-name="T16">.</text:span><text:span text:style-name="T9"> </text:span><text:span text:style-name="T21">Surely there’s </text:span><text:span text:style-name="T20">a forklift in this warehouse.</text:span></text:h>
      <text:h text:style-name="P29" text:outline-level="2"/>
      <text:h text:style-name="P24" text:outline-level="2"><text:span text:style-name="T150">B</text:span><text:span text:style-name="T146">e curious, not cautious –</text:span><text:span text:style-name="T157"> </text:span><text:span text:style-name="T174">This</text:span><text:span text:style-name="T157"> game is more fun when </text:span><text:span text:style-name="T198">we</text:span><text:span text:style-name="T157"> play to find out what happens </text:span><text:span text:style-name="T164">than when </text:span><text:span text:style-name="T198">we</text:span><text:span text:style-name="T194"> </text:span><text:span text:style-name="T164">play to keep </text:span><text:span text:style-name="T195">y</text:span><text:span text:style-name="T164">our character </text:span><text:span text:style-name="T196">content</text:span><text:span text:style-name="T164">. </text:span><text:span text:style-name="T165">Stories about people who never </text:span><text:span text:style-name="T176">take risks, never </text:span><text:span text:style-name="T165">get hurt, who never fail </text:span><text:span text:style-name="T166">leave </text:span><text:span text:style-name="T165">fewer memories than stories about </text:span><text:span text:style-name="T166">a hot fucking mess</text:span><text:span text:style-name="T168">.</text:span></text:h>
      <text:h text:style-name="P28" text:outline-level="2"/>
      <text:h text:style-name="P25" text:outline-level="2"><text:span text:style-name="T152">D</text:span><text:span text:style-name="T151">on’t sweat the meta – </text:span><text:span text:style-name="T173">In this game, i</text:span><text:span text:style-name="T175">t’s okay for you to know things </text:span><text:span text:style-name="T177">that</text:span><text:span text:style-name="T175"> you don’t know, and to act on that knowledge when it would make </text:span><text:span text:style-name="T186">shit</text:span><text:span text:style-name="T175"> cooler. </text:span><text:span text:style-name="T190">Likewise, don’t talk around what you’re doing. Be plain so that everybody at the table can understand the badass shit </text:span><text:span text:style-name="T198">you’re up to.</text:span></text:h>
      <text:h text:style-name="P30" text:outline-level="2"/>
      <text:h text:style-name="P33" text:outline-level="2"><text:span text:style-name="T404">Dispute</text:span><text:span text:style-name="T403"> fiction </text:span><text:span text:style-name="T308">– Sometimes the </text:span><text:span text:style-name="T321">GM</text:span><text:span text:style-name="T308"> will say something they think is cool, but that just ruins the story </text:span><text:span text:style-name="T316">for you</text:span><text:span text:style-name="T308">. </text:span><text:span text:style-name="T317">You’</text:span><text:span text:style-name="T318">re</text:span><text:span text:style-name="T317"> </text:span><text:span text:style-name="T319">trying</text:span><text:span text:style-name="T317"> to </text:span><text:span text:style-name="T447">be curious, not cautious</text:span><text:span text:style-name="T317"> but whatever the </text:span><text:span text:style-name="T321">GM</text:span><text:span text:style-name="T317"> said just seems to cheapen the whole damn thing for you. Speak up and negotiate </text:span><text:span text:style-name="T320">an</text:span><text:span text:style-name="T317"> alternative.</text:span></text:h>
      <text:h text:style-name="P33" text:outline-level="2"><text:span text:style-name="T317"/></text:h>
      <text:h text:style-name="P34" text:outline-level="2"><text:span text:style-name="T317">T</text:span><text:span text:style-name="T308">his isn’t the same as </text:span><text:span text:style-name="T446">resist consequences</text:span><text:span text:style-name="T308">. Don’t use this to gain an in-game advantage. Use this when something happens that would make you </text:span><text:span text:style-name="T340">turn off</text:span><text:span text:style-name="T308"> a show you </text:span><text:span text:style-name="T340">were watching.</text:span></text:h>
      <text:p text:style-name="P2"/>
      <text:p text:style-name="P4"><text:span text:style-name="T306">Labeled </text:span><text:span text:style-name="T307">items</text:span><text:span text:style-name="T306"> –</text:span><text:span text:style-name="T249"> </text:span><text:span text:style-name="T283">Items are often grouped into labeled sections. </text:span><text:span text:style-name="T274">Instead of a specific </text:span><text:span text:style-name="T275">item</text:span><text:span text:style-name="T274">, a move may mention a </text:span><text:span text:style-name="T285">section </text:span><text:span text:style-name="T274">label instead. This refers to any or all </text:span><text:span text:style-name="T275">item</text:span><text:span text:style-name="T290">s </text:span><text:span text:style-name="T284">found in a section with that </text:span><text:span text:style-name="T291">label</text:span><text:span text:style-name="T284">—</text:span><text:span text:style-name="T289">or any subsection of it.</text:span></text:p>
      <text:p text:style-name="P2"/>
      <text:p text:style-name="P66">Bought and free items – <text:span text:style-name="T7">Some </text:span><text:span text:style-name="T29">items</text:span><text:span text:style-name="T7"> </text:span><text:span text:style-name="T62">have an</text:span><text:span text:style-name="T36"> empty</text:span><text:span text:style-name="T7"> </text:span><text:span text:style-name="T255">○</text:span><text:span text:style-name="T256">; these items must be purchased during character creation or with XP </text:span><text:span text:style-name="T265">during play. </text:span><text:span text:style-name="T286">When you buy a </text:span><text:span text:style-name="T255">○, </text:span><text:span text:style-name="T286">fill it </text:span><text:span text:style-name="T288">in</text:span><text:span text:style-name="T256">. </text:span><text:span text:style-name="T261">Items with a </text:span><text:span text:style-name="T287">pre-</text:span><text:span text:style-name="T262">filled </text:span><text:span text:style-name="T255">● </text:span><text:span text:style-name="T261">are </text:span><text:span text:style-name="T262">free if your playbook contains them.</text:span></text:p>
      <text:p text:style-name="P10"/>
      <text:p text:style-name="P5"><text:span text:style-name="T262">I</text:span><text:span text:style-name="T249">tems prefixed with </text:span><text:span text:style-name="T309">△ </text:span><text:span text:style-name="T310">are </text:span><text:span text:style-name="T353">yours</text:span><text:span text:style-name="T308"> </text:span><text:span text:style-name="T313">only </text:span><text:span text:style-name="T308">if </text:span><text:span text:style-name="T312">a move or the GM</text:span><text:span text:style-name="T308"> says </text:span><text:span text:style-name="T314">you get them</text:span><text:span text:style-name="T308">. They cannot be bought </text:span><text:span text:style-name="T311">otherwise.</text:span></text:p>
      <text:p text:style-name="P2"/>
      <text:p text:style-name="P3"><text:span text:style-name="T264">I</text:span><text:span text:style-name="T259">tems</text:span><text:span text:style-name="T256"> </text:span><text:span text:style-name="T273">with neither</text:span><text:span text:style-name="T256"> </text:span><text:span text:style-name="T309">△, </text:span><text:span text:style-name="T255">○, </text:span><text:span text:style-name="T276">nor</text:span><text:span text:style-name="T263"> </text:span><text:span text:style-name="T255">● </text:span><text:span text:style-name="T256">are </text:span><text:span text:style-name="T260">automatically </text:span><text:span text:style-name="T279">in play</text:span><text:span text:style-name="T256"> if your playbook contains them.</text:span></text:p>
      <text:p text:style-name="P71"/>
      <text:p text:style-name="P73"><text:span text:style-name="T481">Gated moves </text:span>–<text:span text:style-name="T7"> </text:span><text:span text:style-name="T67">Some moves have a number in parenthesis after the name. </text:span><text:span text:style-name="T68">In order to buy such a move, y</text:span><text:span text:style-name="T67">ou must already have </text:span><text:span text:style-name="T71">at least </text:span><text:span text:style-name="T69">that </text:span><text:span text:style-name="T70">number of </text:span><text:span text:style-name="T67">moves from the same </text:span><text:span text:style-name="T139">(sub)</text:span><text:span text:style-name="T67">section of your playbook.</text:span></text:p>
      <text:p text:style-name="P71"/>
      <text:p text:style-name="P58"><text:span text:style-name="T453">Roll – </text:span><text:span text:style-name="T26">A move may say you roll </text:span><text:span text:style-name="T63">to find out what happens</text:span><text:span text:style-name="T26">. </text:span><text:span text:style-name="T61">For most moves</text:span><text:span text:style-name="T24">, </text:span><text:span text:style-name="T81">it’ll say to roll with an ability</text:span><text:span text:style-name="T24">. </text:span><text:span text:style-name="T43">A move </text:span><text:span text:style-name="T24">may also tell you that there </text:span><text:span text:style-name="T79">are</text:span><text:span text:style-name="T24"> penalt</text:span><text:span text:style-name="T79">ies</text:span><text:span text:style-name="T24"> or bonus</text:span><text:span text:style-name="T79">es</text:span><text:span text:style-name="T24"> to the roll. </text:span><text:span text:style-name="T78">Sum </text:span><text:span text:style-name="T81">the ability and </text:span><text:span text:style-name="T78">all the pluses and minuses into a total modifier</text:span><text:span text:style-name="T82">, </text:span><text:span text:style-name="T138">then cap it </text:span><text:span text:style-name="T78">at ±3. Roll </text:span><text:span text:style-name="T113">2d6</text:span><text:span text:style-name="T78"> and add your total modifier </text:span><text:span text:style-name="T83">to get your </text:span><text:span text:style-name="T84">result.</text:span></text:p>
      <text:p text:style-name="P58"><text:span text:style-name="T84"/></text:p>
      <text:p text:style-name="P68">Alternate abilities –<text:span text:style-name="T7"> A move may say to roll a different move with a nonstandard or specific ability. Just use the weird ability, </text:span><text:span text:style-name="T454">don’t</text:span><text:span text:style-name="T7"> add it to your normal one.</text:span></text:p>
      <text:p text:style-name="P57"><text:span text:style-name="T31"/></text:p>
      <text:p text:style-name="P57"><text:span text:style-name="T488">Read the dice –</text:span><text:span text:style-name="T76"> </text:span><text:span text:style-name="T31"><text:s/></text:span><text:span text:style-name="T77">When you roll, you’ll get a number </text:span><text:span text:style-name="T119">between</text:span><text:span text:style-name="T77"> </text:span><text:span text:style-name="T141">(-1)</text:span><text:span text:style-name="T77"> </text:span><text:span text:style-name="T120">and </text:span><text:span text:style-name="T77">15. That’</text:span><text:span text:style-name="T118">s</text:span><text:span text:style-name="T77"> broken down </text:span><text:span text:style-name="T115">by range </text:span><text:span text:style-name="T77">into </text:span><text:span text:style-name="T114">different results</text:span><text:span text:style-name="T77">, </text:span><text:span text:style-name="T121">for </text:span><text:span text:style-name="T80">which moves will describe different </text:span><text:span text:style-name="T140">effects</text:span><text:span text:style-name="T77">.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Range</text:p>
          </table:table-cell>
          <table:table-cell table:style-name="Table1.A1" office:value-type="string">
            <text:p text:style-name="P19">Result <text:span text:style-name="T485">Name</text:span></text:p>
          </table:table-cell>
          <table:table-cell table:style-name="Table1.A1" office:value-type="string">
            <text:p text:style-name="P18"><text:span text:style-name="T483">Result Icon</text:span></text:p>
          </table:table-cell>
        </table:table-row>
        <table:table-row>
          <table:table-cell table:style-name="Table1.A1" office:value-type="string">
            <text:p text:style-name="P18">12-<text:span text:style-name="T484">15</text:span></text:p>
          </table:table-cell>
          <table:table-cell table:style-name="Table1.A1" office:value-type="string">
            <text:p text:style-name="P17">Critical Success</text:p>
          </table:table-cell>
          <table:table-cell table:style-name="Table1.A1" office:value-type="string">
            <text:p text:style-name="P79"><text:span text:style-name="T241">⚅⚅</text:span></text:p>
          </table:table-cell>
        </table:table-row>
        <table:table-row>
          <table:table-cell table:style-name="Table1.A1" office:value-type="string">
            <text:p text:style-name="P18">10-11</text:p>
          </table:table-cell>
          <table:table-cell table:style-name="Table1.A1" office:value-type="string">
            <text:p text:style-name="P17">Full Success</text:p>
          </table:table-cell>
          <table:table-cell table:style-name="Table1.A1" office:value-type="string">
            <text:p text:style-name="P51"><text:span text:style-name="T252">⚃⚅</text:span></text:p>
          </table:table-cell>
        </table:table-row>
        <table:table-row>
          <table:table-cell table:style-name="Table1.A1" office:value-type="string">
            <text:p text:style-name="P18">7-9</text:p>
          </table:table-cell>
          <table:table-cell table:style-name="Table1.A1" office:value-type="string">
            <text:p text:style-name="P50"><text:span text:style-name="T249">Qualified </text:span><text:span text:style-name="T250">S</text:span><text:span text:style-name="T249">uccess</text:span></text:p>
          </table:table-cell>
          <table:table-cell table:style-name="Table1.A1" office:value-type="string">
            <text:p text:style-name="P51"><text:span text:style-name="T252">⚂⚃</text:span></text:p>
          </table:table-cell>
        </table:table-row>
        <table:table-row table:style-name="Table1.5">
          <table:table-cell table:style-name="Table1.A1" office:value-type="string">
            <text:p text:style-name="P18"><text:span text:style-name="T489">(-1)</text:span>-6</text:p>
          </table:table-cell>
          <table:table-cell table:style-name="Table1.B5" office:value-type="string">
            <text:p text:style-name="P50"><text:span text:style-name="T251">Failure</text:span></text:p>
          </table:table-cell>
          <table:table-cell table:style-name="Table1.A1" office:value-type="string">
            <text:p text:style-name="P51"><text:span text:style-name="T252">⚀⚀</text:span></text:p>
          </table:table-cell>
        </table:table-row>
      </table:table>
      <text:p text:style-name="P65"><text:span text:style-name="T405"/></text:p>
      <text:p text:style-name="P59"><text:span text:style-name="T356">The icons are </text:span><text:span text:style-name="T397">strictly </text:span><text:span text:style-name="T384">fixed </text:span><text:span text:style-name="T356">shorthand for the result </text:span><text:span text:style-name="T381">nam</text:span><text:span text:style-name="T383">e</text:span><text:span text:style-name="T356">. </text:span><text:span text:style-name="T358">T</text:span><text:span text:style-name="T357">he pips </text:span><text:span text:style-name="T368">shown</text:span><text:span text:style-name="T357"> are </text:span><text:span text:style-name="T398">just </text:span><text:span text:style-name="T357">a mnemonic for the </text:span><text:span text:style-name="T400">low </text:span><text:span text:style-name="T357">number in </text:span><text:span text:style-name="T399">the </text:span><text:span text:style-name="T357">result’s range </text:span><text:span text:style-name="T396">(on positive dice)</text:span><text:span text:style-name="T356">.</text:span></text:p>
      <text:p text:style-name="P65"><text:span text:style-name="T405"/></text:p>
      <text:p text:style-name="P65"><text:span text:style-name="T413">(</text:span><text:span text:style-name="T410">Progress</text:span><text:span text:style-name="T413">)</text:span><text:span text:style-name="T410"> </text:span><text:span text:style-name="T415">B</text:span><text:span text:style-name="T410">ars</text:span><text:span text:style-name="T403"> –</text:span><text:span text:style-name="T308"> </text:span><text:span text:style-name="T359">Progress bars</text:span><text:span text:style-name="T308"> are </text:span><text:span text:style-name="T322">an </text:span><text:span text:style-name="T308">abstract representation </text:span><text:span text:style-name="T350">of </text:span><text:span text:style-name="T351">rising tension</text:span><text:span text:style-name="T327"> or </text:span><text:span text:style-name="T352">sustained </text:span><text:span text:style-name="T323">activit</text:span><text:span text:style-name="T351">y</text:span><text:span text:style-name="T328">. </text:span><text:span text:style-name="T324">A </text:span><text:span text:style-name="T359">bar </text:span><text:span text:style-name="T324">has a title and some number of ticks between 1 and 8, </text:span><text:span text:style-name="T341">both decided by the GM</text:span><text:span text:style-name="T324">. </text:span><text:span text:style-name="T326">When the last tick is filled</text:span><text:span text:style-name="T325">, </text:span><text:span text:style-name="T329">whatever the title says happens.</text:span></text:p>
      <text:p text:style-name="P65"><text:soft-page-break/><text:span text:style-name="T329"/></text:p>
      <text:p text:style-name="P9"><text:span text:style-name="T406">T</text:span><text:span text:style-name="T403">ick a </text:span><text:span text:style-name="T411">bar</text:span><text:span text:style-name="T403"> –</text:span><text:span text:style-name="T308"> </text:span><text:span text:style-name="T360">When the GM or a move says to tick a bar, fill one tick on it.</text:span><text:span text:style-name="T361"> If they say to tick it some number of times, fill that many ticks.</text:span></text:p>
      <text:p text:style-name="P15"/>
      <text:p text:style-name="P35"><text:span text:style-name="T480">Resources –</text:span><text:span text:style-name="T29"> </text:span><text:span text:style-name="T65">A r</text:span><text:span text:style-name="T29">esource </text:span><text:span text:style-name="T65">is </text:span><text:span text:style-name="T29">some asset or </text:span><text:span text:style-name="T66">quality</text:span><text:span text:style-name="T29"> </text:span><text:span text:style-name="T53">of your character—</text:span><text:span text:style-name="T64">something they have or something they are, rather than something they do</text:span><text:span text:style-name="T29">. </text:span></text:p>
      <text:p text:style-name="P35"><text:span text:style-name="T222"/></text:p>
      <text:p text:style-name="P36"><text:span text:style-name="T55">S</text:span><text:span text:style-name="T52">ome </text:span><text:span text:style-name="T91">resources </text:span><text:span text:style-name="T54">are just </text:span><text:span text:style-name="T56">notes </text:span><text:span text:style-name="T57">you keep</text:span><text:span text:style-name="T52">, </text:span><text:span text:style-name="T55">but </text:span><text:span text:style-name="T126">many </text:span><text:span text:style-name="T51">are tracked with points. </text:span><text:span text:style-name="T223">Each point of a </text:span><text:span text:style-name="T224">particular r</text:span><text:span text:style-name="T223">esource is represented with a</text:span><text:span text:style-name="T222"> </text:span><text:span text:style-name="T225">▢. </text:span><text:span text:style-name="T226">Some resources come in ranks </text:span><text:span text:style-name="T227">of advancement, </text:span><text:span text:style-name="T228">permitting you to </text:span><text:span text:style-name="T92">buy </text:span><text:span text:style-name="T228">more </text:span><text:span text:style-name="T46">▢</text:span><text:span text:style-name="T226">.</text:span></text:p>
      <text:p text:style-name="P11"/>
      <text:p text:style-name="P72"><text:span text:style-name="T44">When you </text:span><text:span text:style-name="T45">restore or </text:span><text:span text:style-name="T44">gain a resource, fill a </text:span><text:span text:style-name="T46">▢. </text:span><text:span text:style-name="T47">You cannot have more of a </text:span><text:span text:style-name="T48">r</text:span><text:span text:style-name="T47">esource than you </text:span><text:span text:style-name="T49">have </text:span><text:span text:style-name="T46">▢ </text:span><text:span text:style-name="T47">for that </text:span><text:span text:style-name="T86">resource</text:span><text:span text:style-name="T47">. </text:span><text:span text:style-name="T50">If all your </text:span><text:span text:style-name="T46">▢</text:span><text:span text:style-name="T50"> are full when you’re supposed to gain the resource, just don’t fill anything.</text:span></text:p>
      <text:p text:style-name="P11"/>
      <text:p text:style-name="P60"><text:span text:style-name="T258">When you spend or lose a resource, erase a filled </text:span><text:span text:style-name="T257">▢. </text:span><text:span text:style-name="T258">If you don’t have any filled </text:span><text:span text:style-name="T257">▢, </text:span><text:span text:style-name="T292">you can’t do move</text:span><text:span text:style-name="T294">s</text:span><text:span text:style-name="T292"> requiring you to spend </text:span><text:span text:style-name="T295">that </text:span><text:span text:style-name="T292">resource</text:span><text:span text:style-name="T258">. </text:span><text:span text:style-name="T293">On the </text:span><text:span text:style-name="T297">other hand</text:span><text:span text:style-name="T292">, if a </text:span><text:span text:style-name="T277">move’</text:span><text:span text:style-name="T281">s effect</text:span><text:span text:style-name="T277"> tells you to lose a resource </text:span><text:span text:style-name="T296">you’re out of</text:span><text:span text:style-name="T277">, just don’t erase anything—any other effects or consequences of the move still happen as normal, though.</text:span></text:p>
      <text:p text:style-name="P60"><text:span text:style-name="T277"/></text:p>
      <text:p text:style-name="P69"><text:span text:style-name="T249">Unless stated otherwise, you start the game with all resources full.</text:span></text:p>
      <text:p text:style-name="P13"/>
      <text:p text:style-name="P67"><text:span text:style-name="T486">Lose what you spend</text:span> – <text:span text:style-name="T7">Unless stated otherwise </text:span><text:span text:style-name="T72">and regardless of where the cost appears in the move’s description </text:span><text:span text:style-name="T85">text</text:span><text:span text:style-name="T7">, you </text:span><text:span text:style-name="T73">lose </text:span><text:span text:style-name="T74">a</text:span><text:span text:style-name="T7"> move’s cost</text:span><text:span text:style-name="T75">(</text:span><text:span text:style-name="T7">s</text:span><text:span text:style-name="T75">)</text:span><text:span text:style-name="T7"> </text:span><text:span text:style-name="T454">immediately before you roll</text:span><text:span text:style-name="T459"> </text:span><text:span text:style-name="T472">and</text:span><text:span text:style-name="T471"> determine results</text:span><text:span text:style-name="T459">. </text:span><text:span text:style-name="T471">If there’s no roll, </text:span><text:span text:style-name="T476">you just lose the resource</text:span><text:span text:style-name="T471"> before the effect takes place.</text:span></text:p>
      <text:p text:style-name="P13"/>
      <text:p text:style-name="P61"><text:span text:style-name="T219">Abilities –</text:span><text:span text:style-name="T38"> </text:span><text:span text:style-name="T129">An ability typically </text:span><text:span text:style-name="T93">represent</text:span><text:span text:style-name="T129">s</text:span><text:span text:style-name="T93"> </text:span><text:span text:style-name="T94">proficiency </text:span><text:span text:style-name="T127">at some challenging </text:span><text:span text:style-name="T128">activity. </text:span><text:span text:style-name="T130">Many moves say what you can </text:span><text:span text:style-name="T137">attempt</text:span><text:span text:style-name="T130">, but then ask you to roll with an ability to determine how </text:span><text:span text:style-name="T477">well you do.</text:span></text:p>
      <text:p text:style-name="P48"/>
      <text:p text:style-name="P53"><text:span text:style-name="T487">Ability scores – </text:span><text:span text:style-name="T27">When you first </text:span><text:span text:style-name="T33">get</text:span><text:span text:style-name="T27"> an </text:span><text:span text:style-name="T32">a</text:span><text:span text:style-name="T27">bility, it starts at </text:span><text:span text:style-name="T30">+</text:span><text:span text:style-name="T27">0—</text:span><text:span text:style-name="T28">even this </text:span><text:span text:style-name="T7">gives you almost a 60% chance of success. </text:span><text:span text:style-name="T30">Each additional </text:span><text:span text:style-name="T255">○ </text:span><text:span text:style-name="T259">you buy </text:span><text:span text:style-name="T260">gives you another +1 to your modifier. </text:span><text:span text:style-name="T270">If you haven’t </text:span><text:span text:style-name="T305">got </text:span><text:span text:style-name="T270">an ability, </text:span><text:span text:style-name="T271">but </text:span><text:span text:style-name="T298">need to roll it anyway</text:span><text:span text:style-name="T270">, </text:span><text:span text:style-name="T272">roll with -1.</text:span></text:p>
      <text:p text:style-name="P12"/>
      <text:p text:style-name="P54"><text:span text:style-name="T280">Some abilities have more </text:span><text:span text:style-name="T299">or less </text:span><text:span text:style-name="T255">○ </text:span><text:span text:style-name="T278">available</text:span><text:span text:style-name="T255">. </text:span><text:span text:style-name="T267">Buying </text:span><text:span text:style-name="T299">more than </text:span><text:span text:style-name="T301">4</text:span><text:span text:style-name="T280"> </text:span><text:span text:style-name="T255">○ </text:span><text:span text:style-name="T280">let</text:span><text:span text:style-name="T268">s</text:span><text:span text:style-name="T280"> you soak up penalties to rolls, </text:span><text:span text:style-name="T266">but</text:span><text:span text:style-name="T280"> </text:span><text:span text:style-name="T269">doesn’t </text:span><text:span text:style-name="T280">let you exceed the maximum </text:span><text:span text:style-name="T300">total </text:span><text:span text:style-name="T280">modifier.</text:span></text:p>
      <text:p text:style-name="P54"><text:span text:style-name="T280"><text:s/></text:span></text:p>
      <text:p text:style-name="P6">Status – <text:span text:style-name="T7">A status is a </text:span><text:span text:style-name="T41">short, descriptive phrase describing a </text:span><text:span text:style-name="T7">condition or state that is true; </text:span><text:span text:style-name="T34">potentially about you, anybody else, or even an item or place. </text:span><text:span text:style-name="T35">When a move or the GM says you or something of yours gets a status, write it down </text:span><text:span text:style-name="T87">in </text:span><text:span text:style-name="T88">a </text:span><text:span text:style-name="T89">special </text:span><text:span text:style-name="T88">section of your notes</text:span><text:span text:style-name="T35">. As long as it’s written down, no aspect of the fiction can violate its truth.</text:span></text:p>
      <text:p text:style-name="P14"/>
      <text:p text:style-name="P8"><text:span text:style-name="T35">Y</text:span><text:span text:style-name="T7">ou can have an unlimited number of statuses. Likewise, they are not restricted to a predefined list.</text:span></text:p>
      <text:p text:style-name="P14"/>
      <text:p text:style-name="P7">Remove a status –<text:span text:style-name="T7"> </text:span><text:span text:style-name="T90">E</text:span><text:span text:style-name="T42">rase</text:span><text:span text:style-name="T7"> a status when a move or the GM says you can, or when it no longer makes sense for it to be true.</text:span></text:p>
      <text:p text:style-name="P7"/>
      <text:p text:style-name="P16"><text:span text:style-name="T409">Exploit status –</text:span><text:span text:style-name="T330"> </text:span><text:span text:style-name="T331">When you </text:span><text:span text:style-name="T332">make </text:span><text:span text:style-name="T331">a </text:span><text:span text:style-name="T452">story move</text:span><text:span text:style-name="T331">, </text:span><text:span text:style-name="T333">you can </text:span><text:span text:style-name="T334">describe</text:span><text:span text:style-name="T331"> how you’re capitalizing on a </text:span><text:span text:style-name="T335">status </text:span><text:span text:style-name="T395">on anything </text:span><text:span text:style-name="T335">currently in play </text:span><text:span text:style-name="T336">to</text:span><text:span text:style-name="T337"> </text:span><text:span text:style-name="T338">add </text:span><text:span text:style-name="T337">+1 on your move. </text:span><text:span text:style-name="T339">You can only exploit one status in a move.</text:span></text:p>
      <text:p text:style-name="P81"><text:span text:style-name="T315"/></text:p>
      <text:p text:style-name="P46"><text:span text:style-name="T408">Harm</text:span><text:span text:style-name="T407"> – </text:span><text:span text:style-name="T342">Harm is abstract </text:span><text:span text:style-name="T388">traumatic </text:span><text:span text:style-name="T342">damage </text:span><text:span text:style-name="T387">(not necessarily physical)</text:span><text:span text:style-name="T342"> </text:span><text:span text:style-name="T401">sustained by something</text:span><text:span text:style-name="T382"> </text:span><text:span text:style-name="T402">living</text:span><text:span text:style-name="T343">. </text:span><text:span text:style-name="T344">A single injury can do 1-3 harm. </text:span><text:span text:style-name="T365">Unless a move says specifically how much harm it does, just use common sense </text:span><text:span text:style-name="T366">and the scale below.</text:span></text:p>
      <text:p text:style-name="P37"><text:span text:style-name="T345"/></text:p>
      <text:p text:style-name="P37"><text:span text:style-name="T345">The scale </text:span><text:span text:style-name="T344">is calibrated </text:span><text:span text:style-name="T345">roughly</text:span><text:span text:style-name="T344"> to the human body. </text:span><text:span text:style-name="T389">A bunch of small </text:span><text:span text:style-name="T367">injuries or one </text:span><text:span text:style-name="T390">serious</text:span><text:span text:style-name="T367"> injury does 1 harm—</text:span><text:span text:style-name="T392">you want a doctor</text:span><text:span text:style-name="T367">. </text:span><text:span text:style-name="T385">A </text:span><text:span text:style-name="T391">l</text:span><text:span text:style-name="T367">ife-threatening </text:span><text:span text:style-name="T385">injury does </text:span><text:span text:style-name="T367">2 harm—</text:span><text:span text:style-name="T392">you need a doctor</text:span><text:span text:style-name="T367">.</text:span><text:span text:style-name="T346"> </text:span><text:span text:style-name="T385">An injury likely</text:span><text:span text:style-name="T367"> to outright kill a vanilla human do</text:span><text:span text:style-name="T386">es</text:span><text:span text:style-name="T367"> 3 harm—</text:span><text:span text:style-name="T393">too late </text:span><text:span text:style-name="T394">for a doctor.</text:span></text:p>
      <text:p text:style-name="P38"><text:span text:style-name="T362"/></text:p>
      <text:p text:style-name="P38"><text:span text:style-name="T362">I</text:span><text:span text:style-name="T308">nanimate objects don’t take </text:span><text:span text:style-name="T364">damage in these terms</text:span><text:span text:style-name="T308">. If you want to </text:span><text:span text:style-name="T363">advance the story by breaking something, you need </text:span><text:span text:style-name="T364">to make a move that deals with inanimate objects—like </text:span><text:span text:style-name="T448">go apeshit—</text:span><text:span text:style-name="T364">even if you’re using your regular asshole-shooting gun.</text:span></text:p>
      <text:p text:style-name="P39"><text:span text:style-name="T412"/></text:p>
      <text:p text:style-name="P39"><text:span text:style-name="T412">S</text:span><text:span text:style-name="T403">tory </text:span><text:span text:style-name="T414">m</text:span><text:span text:style-name="T403">oves –</text:span><text:span text:style-name="T308"> </text:span><text:span text:style-name="T369">Story moves </text:span><text:span text:style-name="T370">resolve risk </text:span><text:span text:style-name="T371">and conflict</text:span><text:span text:style-name="T369">. </text:span><text:span text:style-name="T372">The</text:span><text:span text:style-name="T374">y </text:span><text:span text:style-name="T375">serve the same purpose as </text:span><text:span text:style-name="T376">system</text:span><text:span text:style-name="T375"> rules in </text:span><text:span text:style-name="T377">other </text:span><text:span text:style-name="T375">games, but in a </text:span><text:span text:style-name="T379">flexible</text:span><text:span text:style-name="T375"> way that puts the</text:span><text:span text:style-name="T372"> </text:span><text:span text:style-name="T449">fiction first</text:span><text:span text:style-name="T373">. </text:span><text:span text:style-name="T378">They answer “okay, </text:span><text:span text:style-name="T380">so </text:span><text:span text:style-name="T378">what happens next?”</text:span></text:p>
      <text:p text:style-name="P39"><text:span text:style-name="T421"/></text:p>
      <text:p text:style-name="P39"><text:span text:style-name="T419">Most moves </text:span><text:span text:style-name="T422">flatly </text:span><text:span text:style-name="T419">describe something you can do, but they </text:span><text:span text:style-name="T420">don’t address why you’re doing it, what you hope to </text:span><text:span text:style-name="T428">ultimately </text:span><text:span text:style-name="T420">achieve. </text:span><text:span text:style-name="T419">A metaphor: you slam on the brakes </text:span><text:span text:style-name="T429">while</text:span><text:span text:style-name="T426"> </text:span><text:span text:style-name="T419">you're driving, but are you </text:span><text:span text:style-name="T427">trying</text:span><text:span text:style-name="T419"> to </text:span><text:span text:style-name="T416">avoid</text:span><text:span text:style-name="T419"> or to </text:span><text:span text:style-name="T416">cause</text:span><text:span text:style-name="T419"> a collision? </text:span><text:span text:style-name="T423">Another: you fence with the Du</text:span><text:span text:style-name="T424">chess,</text:span><text:span text:style-name="T423"> but are you trying to </text:span><text:span text:style-name="T417">kill</text:span><text:span text:style-name="T423"> or </text:span><text:span text:style-name="T425">to</text:span><text:span text:style-name="T423"> </text:span><text:span text:style-name="T417">teach</text:span><text:span text:style-name="T423"> h</text:span><text:span text:style-name="T424">er</text:span><text:span text:style-name="T423">?</text:span></text:p>
      <text:p text:style-name="P40"><text:span text:style-name="T25"/></text:p>
      <text:p text:style-name="P41"><text:span text:style-name="T7">Story moves </text:span><text:span text:style-name="T143">decide</text:span><text:span text:style-name="T7"> what happens next when you </text:span><text:span text:style-name="T104">act in the face of </text:span><text:span text:style-name="T7">conflict, risk, or adversity </text:span><text:span text:style-name="T104">to get what you want</text:span><text:span text:style-name="T7">. There aren’t many </text:span><text:span text:style-name="T105">of them; </text:span><text:span text:style-name="T135">they’re</text:span><text:span text:style-name="T7"> </text:span><text:span text:style-name="T134">mostly in the</text:span><text:span text:style-name="T7"> Common playbook. I intend them to be </text:span><text:span text:style-name="T106">fairly universal</text:span><text:span text:style-name="T7">; </text:span><text:span text:style-name="T136">please </text:span><text:span text:style-name="T7">think metaphorically when applying them to weird situations.</text:span></text:p>
      <text:p text:style-name="P41"><text:span text:style-name="T7"/></text:p>
      <text:p text:style-name="P42"><text:span text:style-name="T7">Each story move follows </text:span><text:span text:style-name="T98">the same</text:span><text:span text:style-name="T7"> formula: </text:span><text:span text:style-name="T99">i</text:span><text:span text:style-name="T7">t states </text:span><text:span text:style-name="T123">what you want</text:span><text:span text:style-name="T7">, and it gives </text:span><text:span text:style-name="T96">a hint at</text:span><text:span text:style-name="T95"> </text:span><text:span text:style-name="T124">how you’re trying to get it</text:span><text:span text:style-name="T95">. </text:span><text:span text:style-name="T100">When figuring out </text:span><text:span text:style-name="T107">which </text:span><text:span text:style-name="T100">story move </text:span><text:span text:style-name="T101">you’re making</text:span><text:span text:style-name="T100">, t</text:span><text:span text:style-name="T97">he hint </text:span><text:span text:style-name="T125">about how</text:span><text:span text:style-name="T97"> is </text:span><text:span text:style-name="T474">less</text:span><text:span text:style-name="T97"> important than the part about </text:span><text:span text:style-name="T455">wh</text:span><text:span text:style-name="T456">y</text:span><text:span text:style-name="T475">.</text:span></text:p>
      <text:p text:style-name="P42"><text:span text:style-name="T97"/></text:p>
      <text:p text:style-name="P43"><text:span text:style-name="T6">Make</text:span><text:span text:style-name="T2"> </text:span><text:span text:style-name="T5">a </text:span><text:span text:style-name="T2">story move – </text:span><text:span text:style-name="T7">When you make a </text:span><text:span text:style-name="T144">story move</text:span><text:span text:style-name="T7">, describe how you’re trying to achieve your goal </text:span><text:span text:style-name="T108">in-game</text:span><text:span text:style-name="T7">. </text:span><text:span text:style-name="T102">Be specific. </text:span><text:span text:style-name="T131">Wait a sec before rolling; the GM might have something to say.</text:span></text:p>
      <text:p text:style-name="P43"><text:span text:style-name="T102"/></text:p>
      <text:p text:style-name="P44"><text:span text:style-name="T102">I</text:span><text:span text:style-name="T7">f you’re making a story move as part of another move, </text:span><text:span text:style-name="T122">that move might say</text:span><text:span text:style-name="T7"> what to roll with. Otherwise </text:span><text:span text:style-name="T112">check </text:span><text:span text:style-name="T7">if your description depends </text:span><text:span text:style-name="T454">logically and </text:span><text:span text:style-name="T457">primarily</text:span><text:span text:style-name="T7"> on </text:span><text:span text:style-name="T1">an</text:span><text:span text:style-name="T4">y</text:span><text:span text:style-name="T1"> ability</text:span><text:span text:style-name="T7"> you’ve got—</text:span><text:span text:style-name="T111">use common sense</text:span><text:span text:style-name="T7">. </text:span><text:span text:style-name="T103">If </text:span><text:span text:style-name="T112">you’ve got something</text:span><text:span text:style-name="T103">, roll with that </text:span><text:span text:style-name="T3">ability</text:span><text:span text:style-name="T103">. </text:span><text:span text:style-name="T109">Finally, if </text:span><text:span text:style-name="T110">you’ve got nothing that fits</text:span><text:span text:style-name="T103">, roll with </text:span><text:span text:style-name="T3">-1</text:span><text:span text:style-name="T103">.</text:span></text:p>
      <text:p text:style-name="P44"><text:span text:style-name="T103"/></text:p>
      <text:p text:style-name="P45"><text:span text:style-name="T116">The GM playbook has stuff</text:span><text:span text:style-name="T7"> about what exactly might happen for each story move, but </text:span><text:span text:style-name="T132">the results </text:span><text:span text:style-name="T117">all follow this formula. </text:span><text:span text:style-name="T133">Remember the icons are just shorthand.</text:span></text:p>
      <text:p text:style-name="P40"><text:span text:style-name="T25"/></text:p>
      <text:p text:style-name="P80"><text:span text:style-name="T249">⚅⚅ </text:span><text:span text:style-name="T253">Y</text:span><text:span text:style-name="T249">ou succeed </text:span><text:span text:style-name="T303">with </text:span><text:span text:style-name="T304">an</text:span><text:span text:style-name="T249"> </text:span><text:span text:style-name="T302">unexpected benefit</text:span><text:span text:style-name="T282">.</text:span></text:p>
      <text:p text:style-name="P84"><text:span text:style-name="T252">⚃⚅ </text:span><text:span text:style-name="T253">Y</text:span><text:span text:style-name="T252">ou succeed as </text:span><text:span text:style-name="T254">you’ve </text:span><text:span text:style-name="T252">described.</text:span></text:p>
      <text:p text:style-name="P83"><text:span text:style-name="T249">⚂⚃ </text:span><text:span text:style-name="T253">Y</text:span><text:span text:style-name="T249">ou succeed but there’s some trade-off, consequence, or complication.</text:span></text:p>
      <text:p text:style-name="P82"><text:span text:style-name="T347">⚀⚀ </text:span><text:span text:style-name="T348">S</text:span><text:span text:style-name="T347">omething didn’t go right. </text:span><text:span text:style-name="T348">It might not be your fault, but you didn’t achieve your goal.</text:span></text:p>
      <text:p text:style-name="P82"><text:span text:style-name="T348"/></text:p>
      <text:p text:style-name="P62"><text:span text:style-name="T482">Low/Zero Effect – </text:span><text:span text:style-name="T349">When you’re describing a </text:span><text:span text:style-name="T450">story</text:span><text:span text:style-name="T451"> move</text:span><text:span text:style-name="T349"> you want to make, the GM might tell you that you’</text:span><text:span text:style-name="T354">re going to have</text:span><text:span text:style-name="T349"> Low </text:span><text:span text:style-name="T355">or maybe </text:span><text:span text:style-name="T349">Zero Effect. </text:span><text:span text:style-name="T430">This means even if </text:span><text:span text:style-name="T431">you roll </text:span><text:span text:style-name="T432">⚅⚅ </text:span><text:span text:style-name="T433">or </text:span><text:span text:style-name="T432">⚃⚅</text:span><text:span text:style-name="T430">, you might not get (all of) what you want.</text:span></text:p>
      <text:p text:style-name="P62"><text:span text:style-name="T430"/></text:p>
      <text:p text:style-name="P74"><text:span text:style-name="T211">Mutagen </text:span><text:span text:style-name="T212">RPG Engine</text:span><text:span text:style-name="T211"> </text:span><text:span text:style-name="T213">©</text:span><text:span text:style-name="T210"> 2021 </text:span><text:span text:style-name="T210">Aubrey R. Jones. https://github.com/aubreyrjones/mutagen/</text:span></text:p>
      <text:p text:style-name="P75"><text:span text:style-name="T210">Available under CC-</text:span><text:span text:style-name="T215">BY</text:span><text:span text:style-name="T214">-SA </text:span><text:span text:style-name="T217">4.0</text:span><text:span text:style-name="T210"> lice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20:51:26.369206590</dc:date>
    <meta:editing-duration>P8DT9H58M49S</meta:editing-duration>
    <meta:editing-cycles>3096</meta:editing-cycles>
    <meta:generator>LibreOffice/6.0.7.3$Linux_X86_64 LibreOffice_project/00m0$Build-3</meta:generator>
    <meta:print-date>2021-11-12T06:54:01.935995134</meta:print-date>
    <meta:document-statistic meta:table-count="1" meta:image-count="0" meta:object-count="0" meta:page-count="2" meta:paragraph-count="75" meta:word-count="2106" meta:character-count="11600" meta:non-whitespace-character-count="9546"/>
  </office:meta>
</office:document-meta>
</file>